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.setHeight( String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.setLongdesc( String long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.setLocation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.setSrc(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.Im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.setWidth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.setIsmap( String is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.setAlt( String a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.do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mage.setVspace( String v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.setUsemap( String use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.setHspace( String h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.setBorder( String b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